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F40000077E505D892FEA2706E9.png" manifest:media-type="image/png"/>
  <manifest:file-entry manifest:full-path="Pictures/10000201000009B2000008963EB7D6D2D14816CC.png" manifest:media-type="image/png"/>
  <manifest:file-entry manifest:full-path="Pictures/100000000000031800000264CC920B136C721A08.png" manifest:media-type="image/png"/>
  <manifest:file-entry manifest:full-path="Pictures/1000020100000A00000008CA6E64018CEB5B81C6.png" manifest:media-type="image/png"/>
  <manifest:file-entry manifest:full-path="Pictures/100000000000031800000264578604F4A012332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575cm" svg:height="10.174cm" svg:x="2.265cm" svg:y="-0.196cm">
          <draw:image xlink:href="Pictures/100000000000031800000264578604F4A0123328.png" xlink:type="simple" xlink:show="embed" xlink:actuate="onLoad" draw:mime-type="image/png">
            <text:p/>
          </draw:image>
        </draw:frame>
        <draw:frame draw:style-name="gr2" draw:text-style-name="P2" draw:layer="layout" svg:width="1.84cm" svg:height="0.962cm" svg:x="11.056cm" svg:y="6.937cm">
          <draw:text-box>
            <text:p>HSC</text:p>
          </draw:text-box>
        </draw:frame>
        <draw:frame draw:style-name="gr1" draw:text-style-name="P1" draw:layer="layout" svg:width="13.045cm" svg:height="10.08cm" svg:x="16.081cm" svg:y="-0.199cm">
          <draw:image xlink:href="Pictures/100000000000031800000264CC920B136C721A08.png" xlink:type="simple" xlink:show="embed" xlink:actuate="onLoad" draw:mime-type="image/png">
            <text:p/>
          </draw:image>
        </draw:frame>
        <draw:frame draw:style-name="gr3" draw:text-style-name="P2" draw:layer="layout" svg:width="1.383cm" svg:height="0.962cm" svg:x="25.709cm" svg:y="7.037cm">
          <draw:text-box>
            <text:p>HE</text:p>
          </draw:text-box>
        </draw:frame>
        <draw:frame draw:style-name="gr1" draw:text-style-name="P1" draw:layer="layout" svg:width="12.462cm" svg:height="11.037cm" svg:x="2.378cm" svg:y="10.22cm">
          <draw:image xlink:href="Pictures/10000201000009B2000008963EB7D6D2D14816CC.png" xlink:type="simple" xlink:show="embed" xlink:actuate="onLoad" draw:mime-type="image/png">
            <text:p/>
          </draw:image>
        </draw:frame>
        <draw:frame draw:style-name="gr1" draw:text-style-name="P1" draw:layer="layout" svg:width="12.744cm" svg:height="11.201cm" svg:x="16.57cm" svg:y="9.505cm">
          <draw:image xlink:href="Pictures/1000020100000A00000008CA6E64018CEB5B81C6.png" xlink:type="simple" xlink:show="embed" xlink:actuate="onLoad" draw:mime-type="image/png">
            <text:p/>
          </draw:image>
        </draw:frame>
        <draw:frame draw:style-name="gr1" draw:text-style-name="P1" draw:layer="layout" svg:width="1.752cm" svg:height="1.651cm" svg:x="9.308cm" svg:y="3.352cm">
          <draw:image xlink:href="Pictures/10000201000007F40000077E505D892FEA2706E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8.5999984741211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2cm" fo:margin-bottom="0cm" fo:text-indent="0cm"/>
      <style:text-properties fo:font-size="33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1cm" fo:margin-bottom="0cm" fo:text-indent="0cm"/>
      <style:text-properties fo:font-size="28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1cm" fo:margin-bottom="0cm" fo:text-indent="0cm"/>
      <style:text-properties fo:font-size="24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3.0999984741211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4.929cm" svg:height="3.171cm" svg:x="2.385cm" svg:y="1.757cm" presentation:class="title" presentation:placeholder="true">
        <draw:text-box/>
      </draw:frame>
      <draw:frame presentation:style-name="Default-outline1" draw:layer="backgroundobjects" svg:width="24.929cm" svg:height="11.019cm" svg:x="2.385cm" svg:y="5.445cm" presentation:class="outline" presentation:placeholder="true">
        <draw:text-box/>
      </draw:frame>
      <draw:frame presentation:style-name="Mpr1" draw:text-style-name="MP2" draw:layer="backgroundobjects" svg:width="6.453cm" svg:height="1.309cm" svg:x="2.385cm" svg:y="18.3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8cm" svg:height="1.309cm" svg:x="10.473cm" svg:y="18.30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3cm" svg:height="1.309cm" svg:x="20.86cm" svg:y="18.30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Cristiano De Michele</meta:initial-creator>
    <meta:creation-date>2021-02-22T10:05:07.700175820</meta:creation-date>
    <dc:date>2021-02-23T15:42:22.774353309</dc:date>
    <dc:creator>Cristiano De Michele</dc:creator>
    <meta:editing-duration>PT5H51M25S</meta:editing-duration>
    <meta:editing-cycles>16</meta:editing-cycles>
    <meta:generator>LibreOffice/7.0.4.2$MacOSX_X86_64 LibreOffice_project/dcf040e67528d9187c66b2379df5ea4407429775</meta:generator>
    <meta:document-statistic meta:object-count="30"/>
  </office:meta>
</office:document-meta>
</file>